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3ba" officeooo:paragraph-rsid="001123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t #3</text:p>
      <text:p text:style-name="P1">Day 3 of villiers park. We had a talk on turing machines, which was really cool. We also learnt more about lambda calculus and crashed the computer again. We completed our code for the bioinformatics, although ours wouldn't quite work. In the evening we watched the film wargames, which was AMAZING.</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4:30:21.902679113</meta:creation-date>
    <dc:date>2016-03-07T14:40:53.500052912</dc:date>
    <meta:editing-duration>P0D</meta:editing-duration>
    <meta:editing-cycles>1</meta:editing-cycles>
    <meta:document-statistic meta:table-count="0" meta:image-count="0" meta:object-count="0" meta:page-count="1" meta:paragraph-count="2" meta:word-count="53" meta:character-count="306" meta:non-whitespace-character-count="255"/>
    <meta:generator>LibreOffice/4.2.8.2$Linux_x86 LibreOffice_project/420m0$Build-2</meta:generator>
  </office:meta>
</office:document-meta>
</file>